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200000012EA5D6875.gif"/>
  <manifest:file-entry manifest:media-type="" manifest:full-path="Object 1/Pictures/2000000E000000DF000000DF3E041C18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23.031cm" svg:height="11.44cm" svg:x="1.5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cm" svg:height="1.5cm" svg:x="1.541cm" svg:y="2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1T16:39:17.52</meta:creation-date>
    <dc:date>2010-09-08T21:03:19.32</dc:date>
    <meta:editing-duration>PT00H06M36S</meta:editing-duration>
    <meta:editing-cycles>3</meta:editing-cycles>
    <meta:generator>OpenOffice.org/3.1$Win32 OpenOffice.org_project/310m11$Build-9399</meta:generator>
    <meta:printed-by>Ivan Ivanov</meta:printed-by>
    <meta:print-date>2010-03-11T16:42:28.30</meta:print-date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pline-resolution="10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6.3777103424072pt" style:font-size-asian="10.5285272598267pt" style:font-size-complex="10.5285272598267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visible="true" chart:axis-position="start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8" style:family="chart">
      <style:graphic-properties svg:stroke-width="0.08cm" svg:stroke-color="#b3b3b3"/>
    </style:style>
    <style:style style:name="ch9" style:family="chart">
      <style:chart-properties chart:symbol-type="named-symbol" chart:symbol-name="square" chart:symbol-width="0.265cm" chart:symbol-height="0.265cm">
        <chart:symbol-image/>
      </style:chart-properties>
      <style:graphic-properties draw:stroke="solid" svg:stroke-width="0.088cm" svg:stroke-color="#808080" draw:fill-color="#808080" dr3d:edge-rounding="0%"/>
      <style:text-properties fo:font-size="6pt" style:font-size-asian="6pt" style:font-size-complex="6pt"/>
    </style:style>
    <style:style style:name="ch10" style:family="chart">
      <style:chart-properties chart:symbol-type="image" chart:symbol-width="0.53cm" chart:symbol-height="0.53cm">
        <chart:symbol-image xlink:href="Pictures/100002000000001200000012EA5D6875.gif" xlink:type="simple" xlink:actuate="onLoad"/>
      </style:chart-properties>
      <style:graphic-properties draw:stroke="solid" svg:stroke-width="0.13cm" svg:stroke-color="#000000" draw:fill-color="#00000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318cm" chart:symbol-height="0.318cm">
        <chart:symbol-image xlink:href="Pictures/2000000E000000DF000000DF3E041C18.svm" xlink:type="simple" xlink:actuate="onLoad"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32cm" svg:height="11.441cm" chart:class="chart:line" chart:style-name="ch1">
        <chart:legend chart:legend-position="end" svg:x="17.252cm" svg:y="3.977cm" chart:style-name="ch2"/>
        <chart:plot-area chart:style-name="ch3" chart:data-source-has-labels="both" svg:x="0.719cm" svg:y="0.227cm" svg:width="16.105cm" svg:height="10.73cm">
          <chart:axis chart:dimension="x" chart:name="primary-x" chart:style-name="ch4">
            <chart:title svg:x="5.657cm" svg:y="10.326cm" chart:style-name="ch5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6">
            <chart:title svg:x="0.463cm" svg:y="6.762cm" chart:style-name="ch7">
              <text:p>успешность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series chart:style-name="ch10" chart:values-cell-range-address="local-table.$C$2:.$C$15" chart:label-cell-address="local-table.$C$1" chart:class="chart:line">
            <chart:data-point chart:repeated="14"/>
          </chart:series>
          <chart:series chart:style-name="ch11" chart:values-cell-range-address="local-table.$D$2:.$D$15" chart:label-cell-address="local-table.$D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